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list-style-name="L3">
      <style:paragraph-properties fo:text-align="start" style:justify-single-word="false"/>
    </style:style>
    <style:style style:name="P5" style:family="paragraph" style:parent-style-name="Standard">
      <style:paragraph-properties fo:text-align="start" style:justify-single-word="false"/>
      <style:text-properties fo:color="#800000" fo:font-size="14pt" style:font-size-asian="14pt" style:font-size-complex="14pt"/>
    </style:style>
    <style:style style:name="P6" style:family="paragraph" style:parent-style-name="Standard">
      <style:paragraph-properties fo:text-align="start" style:justify-single-word="false"/>
      <style:text-properties fo:color="#ff3333" fo:font-size="16pt" style:font-size-asian="16pt" style:font-size-complex="16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style:use-window-font-color="true" fo:font-size="12pt" style:font-size-asian="12pt" style:font-size-complex="12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style:font-name="Times New Roman" fo:font-size="13pt" style:font-size-asian="13pt" style:font-size-complex="13pt"/>
    </style:style>
    <style:style style:name="P11" style:family="paragraph">
      <style:paragraph-properties fo:text-align="center"/>
      <style:text-properties style:font-name="Times New Roman" fo:font-size="13pt" style:font-name-asian="Times New Roman" style:font-size-asian="13pt" style:font-name-complex="Times New Roman" style:font-size-complex="13pt"/>
    </style:style>
    <style:style style:name="P12" style:family="paragraph">
      <style:paragraph-properties fo:text-align="center"/>
    </style:style>
    <style:style style:name="P13" style:family="paragraph">
      <style:text-properties style:font-name="Times New Roman" fo:font-size="12pt"/>
    </style:style>
    <style:style style:name="T1" style:family="text">
      <style:text-properties style:font-name="Times New Roman" fo:font-size="13pt" style:font-name-asian="Times New Roman" style:font-size-asian="13pt" style:font-name-complex="Times New Roman" style:font-size-complex="13pt"/>
    </style:style>
    <style:style style:name="T2" style:family="text">
      <style:text-properties fo:font-size="13pt" style:font-size-asian="13pt" style:font-size-complex="13pt"/>
    </style:style>
    <style:style style:name="T3" style:family="text">
      <style:text-properties style:font-name="Times New Roman" fo:font-size="13pt" style:font-size-asian="13pt" style:font-size-complex="13pt"/>
    </style:style>
    <style:style style:name="T4" style:family="text">
      <style:text-properties style:font-name="Times New Roman"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draw:fill="solid" draw:fill-color="#dddddd" draw:textarea-horizontal-align="center" draw:textarea-vertical-align="middle" style:run-through="foreground"/>
    </style:style>
    <style:style style:name="gr3" style:family="graphic">
      <style:graphic-properties draw:fill="solid" draw:fill-color="#999999" draw:textarea-horizontal-align="center" draw:textarea-vertical-align="middle" style:run-through="foreground"/>
    </style:style>
    <style:style style:name="gr4" style:family="graphic">
      <style:graphic-properties draw:fill="solid" draw:fill-color="#ff9900" draw:textarea-horizontal-align="center" draw:textarea-vertical-align="middle" style:run-through="foreground"/>
    </style:style>
    <style:style style:name="gr5" style:family="graphic">
      <style:graphic-properties draw:fill="solid" draw:fill-color="#33ff99" draw:textarea-horizontal-align="center" draw:textarea-vertical-align="middle" style:run-through="foreground"/>
    </style:style>
    <style:style style:name="gr6" style:family="graphic">
      <style:graphic-properties svg:stroke-color="#006600" draw:textarea-horizontal-align="center" draw:textarea-vertical-align="middle" style:run-through="foreground"/>
    </style:style>
    <style:style style:name="gr7" style:family="graphic">
      <style:graphic-properties svg:stroke-color="#ff3333" draw:textarea-horizontal-align="center" draw:textarea-vertical-align="middle" style:run-through="foreground"/>
    </style:style>
    <style:style style:name="gr8"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pport</text:p>
      <text:p text:style-name="P1"/>
      <text:p text:style-name="P1"/>
      <text:p text:style-name="P6">Intro</text:p>
      <text:p text:style-name="P6"/>
      <text:p text:style-name="P6"/>
      <text:p text:style-name="P2"/>
      <text:p text:style-name="P6"/>
      <text:p text:style-name="P6">Fonctionnement du programme</text:p>
      <text:p text:style-name="P2"/>
      <text:p text:style-name="P2">Le programme se déroule en plusieurs étapes :</text:p>
      <text:list xml:id="list5975730224096656771" text:style-name="L2">
        <text:list-item>
          <text:p text:style-name="P3">Création de la fenêtre graphique</text:p>
        </text:list-item>
        <text:list-item>
          <text:p text:style-name="P3">Stockage des données dans des dictionnaires</text:p>
        </text:list-item>
        <text:list-item>
          <text:p text:style-name="P3">Analyse</text:p>
        </text:list-item>
      </text:list>
      <text:p text:style-name="P2"/>
      <text:p text:style-name="P2">L'utilisation du programme est basé sur l'interaction de l'utilisateur avec la fenêtre graphique créée au début. Celle-ci est composée de 3 boutons, et deux menu déroulants.</text:p>
      <text:p text:style-name="P2"/>
      <text:p text:style-name="P2">Le premier bouton "Sélectionner un fichier" permet de choisir un fichier dans l'ordinateur, sur lequel effectuer les analyses.</text:p>
      <text:p text:style-name="P2">Nous effectuons les vérifications suivantes : le fichier doit être un .vfc, et nous devons être capables de l'ouvrir. Si un de ces tests n'est pas passé, le fichier est considéré comme non valide.</text:p>
      <text:p text:style-name="P2"/>
      <text:p text:style-name="P2">Après sélection d'un fichier valide, nous procédons à la lecture de toutes ses lignes, et le stockage de celles-ci dans des dictionnaires. Les lignes sont différenciées par leur caractères du début : </text:p>
      <text:list xml:id="list1974346590373071389" text:style-name="L3">
        <text:list-item>
          <text:list>
            <text:list-item>
              <text:p text:style-name="P4">si elles commencent par "##" : lignes d'informations</text:p>
            </text:list-item>
            <text:list-item>
              <text:p text:style-name="P4">si elles commencent par "#" <text:s/>: lignes des noms des colonnes</text:p>
            </text:list-item>
            <text:list-item>
              <text:p text:style-name="P4">sinon : lignes des variants</text:p>
            </text:list-item>
          </text:list>
        </text:list-item>
      </text:list>
      <text:p text:style-name="P2"/>
      <text:p text:style-name="P2">Chaque ligne jugée nécessaire est lue et traitée, puis stockée dans un dictionnaire.</text:p>
      <text:p text:style-name="P2">Pour les lignes concernant les balises : nous établissons une norme (une ligne est transformée en le dictionnaire suivant : {ID : X, Number : Y, Type : Z, Description : W}), et stockons la ligne dans un dictionaire. Si la ligne ne respecte pas ce format nous établissons des champs par défaut. Par exemple : Number : 0 implique Type : FLAG.</text:p>
      <text:p text:style-name="P2">A ces informations, nous ajoutons un set de balises connues déjà utilisées par la communauté.</text:p>
      <text:p text:style-name="P2"/>
      <text:p text:style-name="P2">Nous traitons ensuite les variants : pour chaque variant, nous remplissons un dictionnaire de la forme {'CHROM' : [], 'POS' : [], 'ID' : [], 'REF' : [], 'ALT' : []...} que nous ajoutons à une liste. Chaque élément de cette liste représente donc un variant.</text:p>
      <text:p text:style-name="P2">Il est ensuite aisé d'accéder à ces informations pour pratiquer des analyses.</text:p>
      <text:p text:style-name="P2"/>
      <text:p text:style-name="P2">Une fois un fichier sélectionner, il est possible d'en choisir un autre. Les dictionnaires et listes seront alors vidés entièrements, et remplacés par les nouvelles valeurs. Aucun information concernant un fichier précédemment ouvert n'est conservée.</text:p>
      <text:p text:style-name="P2"/>
      <text:p text:style-name="P2">Les deux menus déroulants permettent de choisir l'analyse à effectuer, et le chromosome sur lequel effectuer cette analyse (ce dernier menu est mis à jour selon le fichier sélectionné).</text:p>
      <text:p text:style-name="P2"/>
      <text:p text:style-name="P2">Il convient ensuite d'appuyer sur le bouton "Analyse", afin de lancer la fonction d'analyse <text:soft-page-break/>correspondante. Afin de rendre ce travail plus simple, nous avons créé un dictionnaire avec en clés </text:p>
      <text:p text:style-name="P2"/>
      <text:p text:style-name="P2">les noms des analyse du menu déroulant, et en valeur le nom de la fonction à lancer. Nous utilisons donc le nom de l'analyse sélectionné et lancons la fonction d'analyse associée.</text:p>
      <text:p text:style-name="P2">Il est possible que l'analyse n'ait rien à afficher, dans le cas ou les données sont manquantes. Une fenêtre d'erreur apparaitra alors.</text:p>
      <text:p text:style-name="P2">Le bouton "Analyse Random" suit le même chemin qu'une analyse normale, en choisissant une <text:s/>fonction au hasard dans le dictionnaire.</text:p>
      <text:p text:style-name="P2">Fonctionnement du programme lorsque l'utilisateur clique sur "Analyse" ou "Analyse Random".</text:p>
      <text:p text:style-name="P2"/>
      <text:p text:style-name="P2"/>
      <text:p text:style-name="P2"><draw:frame text:anchor-type="paragraph" draw:z-index="1" draw:style-name="gr8" draw:text-style-name="P13" svg:width="5.998cm" svg:height="1.191cm" svg:x="11.234cm" svg:y="5.981cm"><draw:text-box><text:p text:style-name="P13"><text:span text:style-name="T4">Une flêche rouge correspond à "Faux", une verte à "Vrai".</text:span></text:p></draw:text-box></draw:frame><draw:g text:anchor-type="char" draw:z-index="0" draw:style-name="gr1"><draw:rect draw:style-name="gr2" draw:text-style-name="P9" svg:width="3.915cm" svg:height="0.973cm" svg:x="2.221cm" svg:y="2.011cm"><text:p text:style-name="P9"><text:span text:style-name="T1">Y a-t-il un</text:span></text:p><text:p text:style-name="P9"><text:span text:style-name="T1">f</text:span><text:span text:style-name="T2">ichier sélectionné ?</text:span></text:p></draw:rect><draw:rect draw:style-name="gr3" draw:text-style-name="P10" svg:width="3.931cm" svg:height="1.105cm" svg:x="2.221cm" svg:y="0.263cm"><text:p text:style-name="P10"><text:span text:style-name="T3">Clique "Analyse" ou</text:span></text:p><text:p text:style-name="P10"><text:span text:style-name="T3"><text:s/></text:span><text:span text:style-name="T3">"Analyse Random"</text:span></text:p></draw:rect><draw:rect draw:style-name="gr2" draw:text-style-name="P9" svg:width="3.913cm" svg:height="0.973cm" svg:x="2.198cm" svg:y="3.704cm"><text:p text:style-name="P9"><text:span text:style-name="T2">Est-ce une </text:span></text:p><text:p text:style-name="P9"><text:span text:style-name="T3">"</text:span><text:span text:style-name="T2">Analyse Random</text:span><text:span text:style-name="T3">"</text:span><text:span text:style-name="T2"> ?</text:span></text:p></draw:rect><draw:rect draw:style-name="gr2" draw:text-style-name="P11" svg:width="4.261cm" svg:height="1.181cm" svg:x="5.486cm" svg:y="5.493cm"><text:p text:style-name="P11"><text:span text:style-name="T1">Y a-t-il une</text:span></text:p><text:p text:style-name="P11"><text:span text:style-name="T1">analyse sélectionnée ?</text:span></text:p></draw:rect><draw:rect draw:style-name="gr2" draw:text-style-name="P9" svg:width="3.911cm" svg:height="0.973cm" svg:x="2.29cm" svg:y="7.491cm"><text:p text:style-name="P9"><text:span text:style-name="T2">Y a-t-il des</text:span></text:p><text:p text:style-name="P9"><text:span text:style-name="T2">données à afficher ?</text:span></text:p></draw:rect><draw:rect draw:style-name="gr4" draw:text-style-name="P9" svg:width="3.913cm" svg:height="0.974cm" svg:x="8.634cm" svg:y="1.965cm"><text:p text:style-name="P9"><text:span text:style-name="T2">Fenêtre d'erreur</text:span></text:p></draw:rect><draw:rect draw:style-name="gr5" draw:text-style-name="P9" svg:width="3.911cm" svg:height="0.976cm" svg:x="2.29cm" svg:y="9.483cm"><text:p text:style-name="P9"><text:span text:style-name="T2">Plot</text:span></text:p></draw:rect><draw:line draw:style-name="gr6" draw:text-style-name="P12" svg:x1="4.125cm" svg:y1="1.365cm" svg:x2="4.125cm" svg:y2="2.012cm"><text:p/></draw:line><draw:line draw:style-name="gr6" draw:text-style-name="P12" svg:x1="4.148cm" svg:y1="2.985cm" svg:x2="4.148cm" svg:y2="3.703cm"><text:p/></draw:line><draw:line draw:style-name="gr6" draw:text-style-name="P12" svg:x1="4.172cm" svg:y1="4.676cm" svg:x2="4.172cm" svg:y2="7.489cm"><text:p/></draw:line><draw:line draw:style-name="gr6" draw:text-style-name="P12" svg:x1="4.195cm" svg:y1="8.462cm" svg:x2="4.196cm" svg:y2="9.484cm"><text:p/></draw:line><draw:line draw:style-name="gr7" draw:text-style-name="P12" svg:x1="6.11cm" svg:y1="4.129cm" svg:x2="8.063cm" svg:y2="4.129cm"><text:p/></draw:line><draw:line draw:style-name="gr7" draw:text-style-name="P12" svg:x1="6.132cm" svg:y1="2.448cm" svg:x2="8.632cm" svg:y2="2.448cm"><text:p/></draw:line><draw:line draw:style-name="gr7" draw:text-style-name="P12" svg:x1="6.204cm" svg:y1="7.948cm" svg:x2="10.66cm" svg:y2="7.948cm"><text:p/></draw:line><draw:line draw:style-name="gr7" draw:text-style-name="P12" svg:x1="10.609cm" svg:y1="2.938cm" svg:x2="10.659cm" svg:y2="7.947cm"><text:p/></draw:line><draw:line draw:style-name="gr7" draw:text-style-name="P12" svg:x1="8.063cm" svg:y1="4.129cm" svg:x2="8.063cm" svg:y2="5.494cm"><text:p/></draw:line><draw:line draw:style-name="gr6" draw:text-style-name="P12" svg:x1="8.089cm" svg:y1="6.673cm" svg:x2="8.089cm" svg:y2="6.974cm"><text:p/></draw:line><draw:line draw:style-name="gr6" draw:text-style-name="P12" svg:x1="4.172cm" svg:y1="6.975cm" svg:x2="8.087cm" svg:y2="6.975cm"><text:p/></draw:line><draw:line draw:style-name="gr7" draw:text-style-name="P12" svg:x1="9.746cm" svg:y1="6.061cm" svg:x2="10.611cm" svg:y2="6.061cm"><text:p/></draw:line><draw:line draw:style-name="gr6" draw:text-style-name="P12" svg:x1="4.239cm" svg:y1="1.906cm" svg:x2="4.132cm" svg:y2="2.013cm"><text:p/></draw:line><draw:line draw:style-name="gr6" draw:text-style-name="P12" svg:x1="4.024cm" svg:y1="1.905cm" svg:x2="4.131cm" svg:y2="2.012cm"><text:p/></draw:line><draw:line draw:style-name="gr6" draw:text-style-name="P12" svg:x1="4.258cm" svg:y1="3.596cm" svg:x2="4.151cm" svg:y2="3.703cm"><text:p/></draw:line><draw:line draw:style-name="gr6" draw:text-style-name="P12" svg:x1="4.041cm" svg:y1="3.596cm" svg:x2="4.148cm" svg:y2="3.703cm"><text:p/></draw:line><draw:line draw:style-name="gr6" draw:text-style-name="P12" svg:x1="4.283cm" svg:y1="7.382cm" svg:x2="4.176cm" svg:y2="7.489cm"><text:p/></draw:line><draw:line draw:style-name="gr6" draw:text-style-name="P12" svg:x1="4.066cm" svg:y1="7.381cm" svg:x2="4.173cm" svg:y2="7.488cm"><text:p/></draw:line><draw:line draw:style-name="gr6" draw:text-style-name="P12" svg:x1="4.312cm" svg:y1="9.376cm" svg:x2="4.205cm" svg:y2="9.483cm"><text:p/></draw:line><draw:line draw:style-name="gr6" draw:text-style-name="P12" svg:x1="4.095cm" svg:y1="9.376cm" svg:x2="4.202cm" svg:y2="9.483cm"><text:p/></draw:line><draw:line draw:style-name="gr7" draw:text-style-name="P12" svg:x1="10.496cm" svg:y1="3.044cm" svg:x2="10.603cm" svg:y2="2.937cm"><text:p/></draw:line><draw:line draw:style-name="gr7" draw:text-style-name="P12" svg:x1="10.713cm" svg:y1="3.045cm" svg:x2="10.606cm" svg:y2="2.938cm"><text:p/></draw:line><draw:line draw:style-name="gr7" draw:text-style-name="P12" svg:x1="8.526cm" svg:y1="2.345cm" svg:x2="8.633cm" svg:y2="2.452cm"><text:p/></draw:line><draw:line draw:style-name="gr7" draw:text-style-name="P12" svg:x1="8.525cm" svg:y1="2.563cm" svg:x2="8.632cm" svg:y2="2.456cm"><text:p/></draw:line><draw:line draw:style-name="gr7" draw:text-style-name="P12" svg:x1="8.172cm" svg:y1="5.387cm" svg:x2="8.065cm" svg:y2="5.494cm"><text:p/></draw:line><draw:line draw:style-name="gr7" draw:text-style-name="P12" svg:x1="7.956cm" svg:y1="5.387cm" svg:x2="8.063cm" svg:y2="5.494cm"><text:p/></draw:line></draw:g></text:p>
      <text:p text:style-name="P6"/>
      <text:p text:style-name="P6">Analyses réalisées</text:p>
      <text:p text:style-name="P6"/>
      <text:p text:style-name="P8">Nous proposons différentes analyse, celles-ci ne variant pas selon le fichier sélectionné.</text:p>
      <text:p text:style-name="P8">Il est possible de se renseigner sur la qualité, le génome de référence, le passage du filtre, et les insertions/délétions qui ont eu lieu. De plus, une analyse peut être faite sur le total des variants, ou bien sur les variants d'un chromosome en particulier.</text:p>
      <text:p text:style-name="P8">Chaque analyse ayant des données à afficher résulte en une ou plusieurs "pie chart", ou bien des diagrammes. Ces figures sont réalisées à l'aide de la librairie Matplotlib.</text:p>
      <text:p text:style-name="P8">Nous pratiquons des analyses statistiques en fonction des balises rencontrées. Nous affichons, dans certains cas, la description associée à une balise, afin de rendre plus simple l'interprétation des figures.</text:p>
      <text:p text:style-name="P8">Le cheminement afin de pratiquer un analyse est le suivant : nous regardons les données dans la liste des variants, puis nous extrayons celles concernées par l'analyse. Enfin, nous rangeons ces données extraites dans des dictionnaires, puis nous lançons une des fonctions d'affichage.</text:p>
      <text:p text:style-name="P6"/>
      <text:p text:style-name="P6"/>
      <text:p text:style-name="P5"><text:soft-page-break/>Problèmes et perfectionnements</text:p>
      <text:p text:style-name="P2"/>
      <text:p text:style-name="P2">La difficulté majeure au cours de projet a été de penser à la manière dont nous allions procéder pour stocker les données, de façons à pouvoir y accéder facilement. Nous avons opté pour des dictionnaires globaux. Ainsi, il est simple de les remplir et d'y accéder depuis n'importe quelle fonction dans le code. Un défi a été de réaliser l'interface graphique : à l'aide de la librairie tKinter, nous avons créé des "frames", que nous avons placées les unes à la suite des autres, toutes sur une frame principale (la fenêtre). Nous avons ensuite rajouté les objets (boutons, menus, textes) sur les frames adéquates. Nous avons opté pour l'option de la "facilité", et les objets ne sont pas ajoutés dynamiquement sur les frames. Ainsi, nous avons décidé que la taille de la fenêtre ne serai pas modifiable.</text:p>
      <text:p text:style-name="P2"><text:s/></text:p>
      <text:p text:style-name="P2">Malgé le temps passé sur ce projet, nous avons encore quelques améliorations à faire, en particulier les points ci dessous :</text:p>
      <text:p text:style-name="P2"/>
      <text:p text:style-name="P2">Le code est fait de manière à ne pas créer de doublons lors de la lecture d'un fichier VCF, en particulier pendant la création des balises (les lignes commençat par "##"). Nous pensions que cela était nécessaire, dans le cas où l'entête pouvait être répétée plus bas, comme dans les tests fournis. Après discussion, il est en fait impossible que celle-ci soit répétée, il aurait donc pu être plus habiles au niveau des performances, et donc de la vitesse d'exécution, de ne pas vérifier les doublons à chaque ajout d'informations.</text:p>
      <text:p text:style-name="P2"/>
      <text:p text:style-name="P2">Le bouton "Analyse Random" permet de lancer un analyse aléatoire, sur un chromosome aléatoire, ou bien tous les chromosomes. Un défaut de l'application est qu'il est possible, en cliquant sur le bouton, de tomber aléatoirement sur une analyse ne présentant pas de résultats, et donc d'ouvir une fenêtre d'erreur. Cela peut être génant, et il est possible de remédier à ce problème, mais cela impliquait la modification d'une grande partie du code, nous avons donc décidé de laisser ce défaut en suspend.</text:p>
      <text:p text:style-name="P2"/>
      <text:p text:style-name="P2">Au niveau du code, et de son niveau esthétique, nous soulevons deux problèmes :</text:p>
      <text:p text:style-name="P2"/>
      <text:p text:style-name="P2">Les fonctions pour pratiquer une analyse sur un chromosome en particulier, et une analyse sur tous les chromosomes sont très ressemblantes. Nous aurions pu optimiser ce côté là du code, en créant une fonction unique travaillant sur un jeu de donné, celui-ci étant créé par deux fonctions différentes. Cela nous posait problème pour les affichages graphiques cependant, donc nous avons abandonné cette idée. Nous aurions aussi pu ne pas proposer les fonctions d'analyse n'ayant pas de résultat, mais cela était encore plus fastidieux à faire.</text:p>
      <text:p text:style-name="P2"/>
      <text:p text:style-name="P2">Certaines fonction sont de taille plutôt longue, malgré nos effort pour les scinder en plusieurs parties. En particulier l'analyse des insertions et délétions. Nous avons essayé cependant de coder des fonctions d'affichage globales, prenant pour arguments les textes à écr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9M46S</meta:editing-duration>
    <meta:editing-cycles>45</meta:editing-cycles>
    <meta:generator>OpenOffice/4.1.6$Win32 OpenOffice.org_project/416m1$Build-9790</meta:generator>
    <dc:date>2020-12-04T15:16:02.72</dc:date>
    <meta:document-statistic meta:table-count="0" meta:image-count="0" meta:object-count="0" meta:page-count="3" meta:paragraph-count="41" meta:word-count="1123" meta:character-count="6941"/>
    <meta:user-defined meta:name="Info 1"/>
    <meta:user-defined meta:name="Info 2"/>
    <meta:user-defined meta:name="Info 3"/>
    <meta:user-defined meta:name="Info 4"/>
  </office:meta>
</office:document-meta>
</file>